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oto Sans CJK JP Regular1" svg:font-family="'Noto Sans CJK JP Regular'" style:font-family-generic="swiss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2" svg:font-family="'Noto Sans CJK JP Regular'" style:font-family-generic="system" style:font-pitch="variable"/>
  </office:font-face-decls>
  <office:automatic-styles>
    <style:style style:name="표1" style:family="table">
      <style:table-properties style:width="17.013cm" fo:margin-left="0cm" table:align="left"/>
    </style:style>
    <style:style style:name="표1.A" style:family="table-column">
      <style:table-column-properties style:column-width="4.604cm"/>
    </style:style>
    <style:style style:name="표1.B" style:family="table-column">
      <style:table-column-properties style:column-width="4.207cm"/>
    </style:style>
    <style:style style:name="표1.C" style:family="table-column">
      <style:table-column-properties style:column-width="8.202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C1" style:family="table-cell">
      <style:table-cell-properties fo:padding="0.097cm" fo:border="0.05pt solid #000000"/>
    </style:style>
    <style:style style:name="표1.2" style:family="table-row">
      <style:table-row-properties style:min-row-height="1.54cm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013cm" fo:margin-left="0cm" table:align="left"/>
    </style:style>
    <style:style style:name="표2.A" style:family="table-column">
      <style:table-column-properties style:column-width="4.101cm"/>
    </style:style>
    <style:style style:name="표2.B" style:family="table-column">
      <style:table-column-properties style:column-width="5.001cm"/>
    </style:style>
    <style:style style:name="표2.C" style:family="table-column">
      <style:table-column-properties style:column-width="1.799cm"/>
    </style:style>
    <style:style style:name="표2.D" style:family="table-column">
      <style:table-column-properties style:column-width="2.699cm"/>
    </style:style>
    <style:style style:name="표2.E" style:family="table-column">
      <style:table-column-properties style:column-width="3.413cm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E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8" style:family="table-row">
      <style:table-row-properties style:min-row-height="3.814cm"/>
    </style:style>
    <style:style style:name="P1" style:family="paragraph" style:parent-style-name="Standard">
      <style:paragraph-properties fo:text-align="start" style:justify-single-word="false"/>
      <style:text-properties officeooo:rsid="000e9ab8" officeooo:paragraph-rsid="000e9ab8"/>
    </style:style>
    <style:style style:name="P2" style:family="paragraph" style:parent-style-name="Standard">
      <style:text-properties fo:font-size="24pt" officeooo:rsid="000e9ab8" officeooo:paragraph-rsid="000e9ab8" style:font-size-asian="24pt" style:font-size-complex="24pt"/>
    </style:style>
    <style:style style:name="P3" style:family="paragraph" style:parent-style-name="Standard">
      <style:text-properties fo:font-size="24pt" officeooo:rsid="00193d96" officeooo:paragraph-rsid="00193d96" style:font-size-asian="24pt" style:font-size-complex="24pt"/>
    </style:style>
    <style:style style:name="P4" style:family="paragraph" style:parent-style-name="Standard">
      <style:text-properties fo:font-size="18pt" officeooo:rsid="000e9ab8" officeooo:paragraph-rsid="000e9ab8" style:font-size-asian="18pt" style:font-size-complex="18pt"/>
    </style:style>
    <style:style style:name="P5" style:family="paragraph" style:parent-style-name="Standard">
      <style:text-properties fo:font-size="14pt" officeooo:rsid="0012c470" officeooo:paragraph-rsid="0012c470" style:font-size-asian="14pt" style:font-size-complex="14pt"/>
    </style:style>
    <style:style style:name="P6" style:family="paragraph" style:parent-style-name="Standard">
      <style:text-properties fo:font-size="15pt" officeooo:rsid="0017bc35" officeooo:paragraph-rsid="0017bc35" style:font-size-asian="15pt" style:font-size-complex="15pt"/>
    </style:style>
    <style:style style:name="P7" style:family="paragraph" style:parent-style-name="Table_20_Contents">
      <style:text-properties fo:font-size="24pt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fo:font-size="24pt" officeooo:rsid="00141c70" officeooo:paragraph-rsid="00141c70" style:font-size-asian="24pt" style:font-size-complex="24pt"/>
    </style:style>
    <style:style style:name="P9" style:family="paragraph" style:parent-style-name="Table_20_Contents">
      <style:text-properties fo:font-size="24pt" officeooo:rsid="0017bc35" officeooo:paragraph-rsid="0017bc35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fo:font-size="24pt" officeooo:rsid="0017bc35" officeooo:paragraph-rsid="0017bc35" style:font-size-asian="24pt" style:font-size-complex="24pt"/>
    </style:style>
    <style:style style:name="P11" style:family="paragraph" style:parent-style-name="Table_20_Contents">
      <style:paragraph-properties fo:text-align="center" style:justify-single-word="false"/>
      <style:text-properties fo:font-size="20pt" officeooo:rsid="000e9ab8" officeooo:paragraph-rsid="000e9ab8" style:font-size-asian="20pt" style:font-size-complex="20pt"/>
    </style:style>
    <style:style style:name="P1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136c1d" officeooo:paragraph-rsid="00141c70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size="15pt" officeooo:rsid="000e9ab8" officeooo:paragraph-rsid="000e9ab8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officeooo:rsid="00136c1d" officeooo:paragraph-rsid="00141c70" style:font-size-asian="15pt" style:font-size-complex="15pt"/>
    </style:style>
    <style:style style:name="P16" style:family="paragraph" style:parent-style-name="Table_20_Contents">
      <style:text-properties fo:font-size="13pt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e9ab8" officeooo:paragraph-rsid="000e9ab8" style:font-size-asian="13pt" style:font-size-complex="13pt"/>
    </style:style>
    <style:style style:name="P18" style:family="paragraph" style:parent-style-name="Table_20_Contents">
      <style:text-properties fo:font-size="13pt" officeooo:paragraph-rsid="00105c08" style:font-size-asian="13pt" style:font-size-complex="13pt"/>
    </style:style>
    <style:style style:name="P19" style:family="paragraph" style:parent-style-name="Table_20_Contents">
      <style:text-properties fo:font-size="13pt" officeooo:paragraph-rsid="0011167b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136c1d" officeooo:paragraph-rsid="00141c70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2c470" officeooo:paragraph-rsid="0012c470" style:font-size-asian="13pt" style:font-size-complex="13pt"/>
    </style:style>
    <style:style style:name="P22" style:family="paragraph" style:parent-style-name="Table_20_Contents">
      <style:text-properties fo:font-size="13pt" officeooo:rsid="00141c70" officeooo:paragraph-rsid="00141c70" style:font-size-asian="13pt" style:font-size-complex="13pt"/>
    </style:style>
    <style:style style:name="P23" style:family="paragraph" style:parent-style-name="Table_20_Contents">
      <style:text-properties fo:font-size="13pt" officeooo:rsid="00141c70" officeooo:paragraph-rsid="00145fbd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7bc35" officeooo:paragraph-rsid="0017bc35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able_20_Contents">
      <style:text-properties fo:font-size="12.5500001907349pt" officeooo:rsid="00141c70" officeooo:paragraph-rsid="00145fbd" style:font-size-asian="11pt" style:font-size-complex="12.5500001907349pt"/>
    </style:style>
    <style:style style:name="P27" style:family="paragraph" style:parent-style-name="Table_20_Contents">
      <style:text-properties fo:font-size="12pt" officeooo:rsid="00141c70" officeooo:paragraph-rsid="00145fbd" style:font-size-asian="10.5pt" style:font-size-complex="12pt"/>
    </style:style>
    <style:style style:name="P28" style:family="paragraph" style:parent-style-name="Table_20_Contents">
      <style:text-properties fo:font-size="10.5pt" officeooo:rsid="00141c70" officeooo:paragraph-rsid="0017bc35" style:font-size-asian="10.5pt" style:font-size-complex="10.5pt"/>
    </style:style>
    <style:style style:name="P29" style:family="paragraph" style:parent-style-name="Preformatted_20_Text">
      <style:paragraph-properties fo:text-align="center" style:justify-single-word="false"/>
      <style:text-properties fo:color="#000000" style:font-name="DejaVu Sans Mono" fo:font-size="20pt" style:font-size-asian="20pt" style:font-size-complex="20pt"/>
    </style:style>
    <style:style style:name="P30" style:family="paragraph" style:parent-style-name="Standard">
      <style:text-properties officeooo:rsid="000e9ab8" officeooo:paragraph-rsid="000e9ab8"/>
    </style:style>
    <style:style style:name="P31" style:family="paragraph" style:parent-style-name="Standard">
      <style:paragraph-properties fo:text-align="center" style:justify-single-word="false"/>
      <style:text-properties fo:font-size="18pt" officeooo:rsid="000e9ab8" officeooo:paragraph-rsid="000e9ab8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fo:font-size="18pt" officeooo:rsid="001e7dc9" officeooo:paragraph-rsid="001e7dc9" style:font-size-asian="18pt" style:font-size-complex="18pt"/>
    </style:style>
    <style:style style:name="P33" style:family="paragraph" style:parent-style-name="Standard">
      <style:paragraph-properties fo:text-align="center" style:justify-single-word="false"/>
      <style:text-properties fo:font-size="18pt" officeooo:rsid="000ece15" officeooo:paragraph-rsid="000ece15" style:font-size-asian="18pt" style:font-size-complex="18pt"/>
    </style:style>
    <style:style style:name="P34" style:family="paragraph" style:parent-style-name="Standard">
      <style:text-properties fo:font-size="24pt" officeooo:rsid="0012c470" officeooo:paragraph-rsid="0012c470" style:font-size-asian="24pt" style:font-size-complex="24pt"/>
    </style:style>
    <style:style style:name="P35" style:family="paragraph" style:parent-style-name="Standard">
      <style:text-properties fo:font-size="24pt" officeooo:rsid="00193d96" officeooo:paragraph-rsid="0012c470" style:font-size-asian="24pt" style:font-size-complex="24pt"/>
    </style:style>
    <style:style style:name="P36" style:family="paragraph" style:parent-style-name="Table_20_Contents">
      <style:text-properties style:font-name="Noto Sans CJK JP Regular1" fo:font-size="13pt" officeooo:rsid="00105c08" officeooo:paragraph-rsid="00105c08" style:font-name-asian="Noto Sans CJK JP Regular1" style:font-size-asian="13pt" style:font-name-complex="Noto Sans CJK JP Regular1" style:font-size-complex="13pt"/>
    </style:style>
    <style:style style:name="P37" style:family="paragraph" style:parent-style-name="Table_20_Contents">
      <style:text-properties style:font-name="Noto Sans CJK JP Regular1" fo:font-size="10.5pt" officeooo:rsid="00105c08" officeooo:paragraph-rsid="00145fbd" style:font-name-asian="Noto Sans CJK JP Regular1" style:font-size-asian="10.5pt" style:font-name-complex="Noto Sans CJK JP Regular1" style:font-size-complex="10.5pt"/>
    </style:style>
    <style:style style:name="P38" style:family="paragraph" style:parent-style-name="Table_20_Contents">
      <style:text-properties style:font-name="Noto Sans CJK JP Regular1" fo:font-size="10.5pt" officeooo:rsid="00105c08" officeooo:paragraph-rsid="00151afe" style:font-name-asian="Noto Sans CJK JP Regular1" style:font-size-asian="10.5pt" style:font-name-complex="Noto Sans CJK JP Regular1" style:font-size-complex="10.5pt"/>
    </style:style>
    <style:style style:name="P39" style:family="paragraph" style:parent-style-name="Table_20_Contents">
      <style:text-properties style:font-name="Noto Sans CJK JP Regular1" fo:font-size="10.5pt" officeooo:rsid="00105c08" officeooo:paragraph-rsid="00166aa4" style:font-name-asian="Noto Sans CJK JP Regular1" style:font-size-asian="10.5pt" style:font-name-complex="Noto Sans CJK JP Regular1" style:font-size-complex="10.5pt"/>
    </style:style>
    <style:style style:name="P40" style:family="paragraph" style:parent-style-name="Table_20_Contents">
      <style:text-properties style:font-name="Noto Sans CJK JP Regular1" fo:font-size="10.5pt" officeooo:rsid="00105c08" officeooo:paragraph-rsid="0017bc35" style:font-name-asian="Noto Sans CJK JP Regular1" style:font-size-asian="10.5pt" style:font-name-complex="Noto Sans CJK JP Regular1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5pt" officeooo:rsid="001ba617" officeooo:paragraph-rsid="001ba617" style:font-size-asian="15pt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fo:font-size="13pt" officeooo:rsid="001ba617" officeooo:paragraph-rsid="001ba617" style:font-size-asian="13pt" style:font-size-complex="13pt"/>
    </style:style>
    <style:style style:name="P43" style:family="paragraph" style:parent-style-name="Table_20_Contents">
      <style:text-properties fo:font-size="13pt" officeooo:rsid="00141c70" officeooo:paragraph-rsid="00141c70" style:font-size-asian="13pt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fo:font-size="24pt" officeooo:rsid="00141c70" officeooo:paragraph-rsid="00141c70" style:font-size-asian="24pt" style:font-size-complex="24pt"/>
    </style:style>
    <style:style style:name="P45" style:family="paragraph" style:parent-style-name="Table_20_Contents">
      <style:paragraph-properties fo:text-align="center" style:justify-single-word="false"/>
      <style:text-properties fo:font-size="24pt" officeooo:rsid="001ba617" officeooo:paragraph-rsid="001ba617" style:font-size-asian="24pt" style:font-size-complex="24pt"/>
    </style:style>
    <style:style style:name="P46" style:family="paragraph" style:parent-style-name="Table_20_Contents">
      <style:text-properties fo:font-size="24pt" officeooo:rsid="001ba617" officeooo:paragraph-rsid="001ba617" style:font-size-asian="24pt" style:font-size-complex="24pt"/>
    </style:style>
    <style:style style:name="P47" style:family="paragraph" style:parent-style-name="Table_20_Contents">
      <style:text-properties fo:font-size="24pt" officeooo:rsid="001ce7de" officeooo:paragraph-rsid="001ce7de" style:font-size-asian="24pt" style:font-size-complex="24pt"/>
    </style:style>
    <style:style style:name="P48" style:family="paragraph" style:parent-style-name="Table_20_Contents">
      <style:paragraph-properties fo:text-align="center" style:justify-single-word="false"/>
      <style:text-properties fo:font-size="18pt" officeooo:rsid="00136c1d" officeooo:paragraph-rsid="00141c70" style:font-size-asian="18pt" style:font-size-complex="18pt"/>
    </style:style>
    <style:style style:name="P49" style:family="paragraph" style:parent-style-name="Table_20_Contents">
      <style:text-properties fo:font-size="10.5pt" officeooo:rsid="00141c70" officeooo:paragraph-rsid="0017bc35" style:font-size-asian="10.5pt" style:font-size-complex="10.5pt"/>
    </style:style>
    <style:style style:name="P50" style:family="paragraph" style:parent-style-name="Table_20_Contents">
      <style:text-properties fo:font-size="10.5pt" officeooo:rsid="00141c70" officeooo:paragraph-rsid="001e7dc9" style:font-size-asian="10.5pt" style:font-size-complex="10.5pt"/>
    </style:style>
    <style:style style:name="P51" style:family="paragraph">
      <loext:graphic-properties draw:fill-color="#fff200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="none" draw:fill-color="#ffffff"/>
      <style:text-properties fo:font-size="12pt"/>
    </style:style>
    <style:style style:name="T1" style:family="text">
      <style:text-properties officeooo:rsid="000ece15"/>
    </style:style>
    <style:style style:name="T2" style:family="text">
      <style:text-properties officeooo:rsid="00105c08"/>
    </style:style>
    <style:style style:name="T3" style:family="text">
      <style:text-properties style:font-name="Noto Sans CJK JP Regular1" officeooo:rsid="00105c08" style:font-name-asian="Noto Sans CJK JP Regular1" style:font-name-complex="Noto Sans CJK JP Regular1"/>
    </style:style>
    <style:style style:name="T4" style:family="text">
      <style:text-properties style:font-name="Noto Sans CJK JP Regular1" officeooo:rsid="0012c470" style:font-name-asian="Noto Sans CJK JP Regular1" style:font-name-complex="Noto Sans CJK JP Regular1"/>
    </style:style>
    <style:style style:name="T5" style:family="text">
      <style:text-properties style:font-name="Noto Sans CJK JP Regular1" officeooo:rsid="0017bc35" style:font-name-asian="Noto Sans CJK JP Regular1" style:font-name-complex="Noto Sans CJK JP Regular1"/>
    </style:style>
    <style:style style:name="T6" style:family="text">
      <style:text-properties style:font-name="Noto Sans CJK JP Regular1" officeooo:rsid="001e7dc9" style:font-name-asian="Noto Sans CJK JP Regular1" style:font-name-complex="Noto Sans CJK JP Regular1"/>
    </style:style>
    <style:style style:name="T7" style:family="text">
      <style:text-properties style:font-name="Noto Sans CJK JP Regular1" fo:font-size="13pt" officeooo:rsid="00105c08" style:font-name-asian="Noto Sans CJK JP Regular1" style:font-size-asian="13pt" style:font-name-complex="Noto Sans CJK JP Regular1" style:font-size-complex="13pt"/>
    </style:style>
    <style:style style:name="T8" style:family="text">
      <style:text-properties style:font-name="Noto Sans CJK JP Regular1" fo:font-size="12pt" officeooo:rsid="00105c08" style:font-name-asian="Noto Sans CJK JP Regular1" style:font-size-asian="10.5pt" style:font-name-complex="Noto Sans CJK JP Regular1" style:font-size-complex="12pt"/>
    </style:style>
    <style:style style:name="T9" style:family="text">
      <style:text-properties style:font-name="Noto Sans CJK JP Regular1" fo:font-size="12pt" officeooo:rsid="00145fbd" style:font-name-asian="Noto Sans CJK JP Regular1" style:font-size-asian="10.5pt" style:font-name-complex="Noto Sans CJK JP Regular1" style:font-size-complex="12pt"/>
    </style:style>
    <style:style style:name="T10" style:family="text">
      <style:text-properties officeooo:rsid="0012c470"/>
    </style:style>
    <style:style style:name="T11" style:family="text">
      <style:text-properties officeooo:rsid="00141c70"/>
    </style:style>
    <style:style style:name="T12" style:family="text">
      <style:text-properties fo:font-size="10.5pt" style:font-size-complex="10.5pt"/>
    </style:style>
    <style:style style:name="T13" style:family="text">
      <style:text-properties officeooo:rsid="00193d96"/>
    </style:style>
    <style:style style:name="T14" style:family="text">
      <style:text-properties fo:color="#ce181e"/>
    </style:style>
    <style:style style:name="T15" style:family="text">
      <style:text-properties officeooo:rsid="001ba617"/>
    </style:style>
    <style:style style:name="T16" style:family="text">
      <style:text-properties officeooo:rsid="00204501"/>
    </style:style>
    <style:style style:name="T17" style:family="text">
      <style:text-properties fo:font-size="24pt" style:font-size-asian="20pt" style:font-size-complex="24pt"/>
    </style:style>
    <style:style style:name="T18" style:family="text">
      <style:text-properties fo:font-size="12pt"/>
    </style:style>
    <style:style style:name="T19" style:family="text">
      <style:text-properties fo:font-size="20pt" style:font-size-asian="16pt" style:font-size-complex="20pt"/>
    </style:style>
    <style:style style:name="T20" style:family="text">
      <style:text-properties fo:font-size="15pt" style:font-size-asian="13pt" style:font-size-complex="15pt"/>
    </style:style>
    <style:style style:name="gr1" style:family="graphic">
      <style:graphic-properties draw:textarea-horizontal-align="justify" draw:textarea-vertical-align="middle" draw:auto-grow-height="false" fo:min-height="3.482cm" fo:min-width="4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200" draw:textarea-horizontal-align="justify" draw:textarea-vertical-align="middle" draw:auto-grow-height="false" fo:min-height="4.313cm" fo:min-width="6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286cm" fo:min-width="4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200" draw:textarea-horizontal-align="justify" draw:textarea-vertical-align="middle" draw:auto-grow-height="false" fo:min-height="1.323cm" fo:min-width="3.9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2.482cm" fo:min-width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1">국민대학교</text:p>
      <text:p text:style-name="P31">소프트웨어 융합대학</text:p>
      <text:p text:style-name="P31">소프트웨어 프로젝트II</text:p>
      <text:p text:style-name="P33">Adventure Design</text:p>
      <text:p text:style-name="P33"/>
      <text:p text:style-name="P31">조원 20181588 김용호, 20181599 김진명</text:p>
      <text:p text:style-name="P32">Python Code Checker</text:p>
      <text:p text:style-name="P32">(Python Coding Style Check Program)</text:p>
      <text:p text:style-name="P31"/>
      <text:p text:style-name="P31">소프트웨어 구조 설계서<text:span text:style-name="T1">(Architecture Design Description)</text:span></text:p>
      <text:p text:style-name="P30"/>
      <text:p text:style-name="P4">목차</text:p>
      <text:p text:style-name="P5">1. 모듈과 클래스 기능</text:p>
      <text:p text:style-name="P5">2. 클래스 인터페이스 설계</text:p>
      <text:p text:style-name="P5">3. 소프트웨어 전체 구조 설계</text:p>
      <text:p text:style-name="P2"><text:span text:style-name="T10">1. </text:span>모듈과 클래스 기능</text:p>
      <text:p text:style-name="P2"><text:s text:c="2"/></text:p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11">모듈</text:p>
          </table:table-cell>
          <table:table-cell table:style-name="표1.A1" office:value-type="string">
            <text:p text:style-name="P12">클래스</text:p>
          </table:table-cell>
          <table:table-cell table:style-name="표1.C1" office:value-type="string">
            <text:p text:style-name="P12">역할</text:p>
          </table:table-cell>
        </table:table-row>
        <table:table-row table:style-name="표1.2">
          <table:table-cell table:style-name="표1.A2" office:value-type="string">
            <text:p text:style-name="P14"/>
            <text:p text:style-name="P14"/>
            <text:p text:style-name="P14"/>
            <text:p text:style-name="P14"><text:span text:style-name="T15">Maindriver</text:span>.py</text:p>
          </table:table-cell>
          <table:table-cell table:style-name="표1.A2" office:value-type="string">
            <text:p text:style-name="P14"/>
            <text:p text:style-name="P14"/>
            <text:p text:style-name="P14"/>
            <text:p text:style-name="P41">MainDriver</text:p>
          </table:table-cell>
          <table:table-cell table:style-name="표1.C2" office:value-type="string">
            <text:p text:style-name="P18"><text:span text:style-name="T3">◦</text:span>프로그램의 <text:span text:style-name="T1">GUI를 구성하고, </text:span>사용자가 파이썬 파일을 선택한다. </text:p>
            <text:p text:style-name="P18"><text:span text:style-name="T3">◦</text:span>선택한 파이썬 파일을 읽고 출력한다. </text:p>
            <text:p text:style-name="P18"><text:span text:style-name="T3">◦</text:span>읽어들인 파이썬 파일의 라인을 읽고 <text:span text:style-name="T2">SpecialCharacter 모듈에 메소드를 호출하여 라인을 파이썬 가이드 라인 대로 고친다.</text:span></text:p>
            <text:p text:style-name="P36">◦고친 라인을 파이썬 파일에 저장한다.</text:p>
          </table:table-cell>
        </table:table-row>
        <table:table-row>
          <table:table-cell table:style-name="표1.A2" office:value-type="string">
            <text:p text:style-name="P17"/>
            <text:p text:style-name="P17"><text:span text:style-name="T15">Codechecker</text:span>.py</text:p>
          </table:table-cell>
          <table:table-cell table:style-name="표1.A2" office:value-type="string">
            <text:p text:style-name="P17"/>
            <text:p text:style-name="P42">Codechecker</text:p>
          </table:table-cell>
          <table:table-cell table:style-name="표1.C2" office:value-type="string">
            <text:p text:style-name="P19"><text:span text:style-name="T3">◦</text:span><text:span text:style-name="T4">SWP클래스에서 보낸 라인을 메소드를 호출해서 고치고, SWP 클래스로 고친 라인을 리턴한다.</text:span></text:p>
          </table:table-cell>
        </table:table-row>
      </table:table>
      <text:p text:style-name="P2"><text:soft-page-break/></text:p>
      <text:p text:style-name="P34">2. 클래스 인터페이스 설계</text:p>
      <text:p text:style-name="P6">(본 문서에서 가이드 라인은 Python <text:span text:style-name="T13">Coding </text:span>Style Guideline을 의미한다.<text:span text:style-name="T13">)</text:span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>
          <table:table-cell table:style-name="표2.A1" office:value-type="string">
            <text:p text:style-name="P25">클래스</text:p>
          </table:table-cell>
          <table:table-cell table:style-name="표2.A1" office:value-type="string">
            <text:p text:style-name="P25">메서드</text:p>
          </table:table-cell>
          <table:table-cell table:style-name="표2.A1" office:value-type="string">
            <text:p text:style-name="P25">입력인자</text:p>
          </table:table-cell>
          <table:table-cell table:style-name="표2.A1" office:value-type="string">
            <text:p text:style-name="P25">출력인자</text:p>
          </table:table-cell>
          <table:table-cell table:style-name="표2.E1" office:value-type="string">
            <text:p text:style-name="P25">기능</text:p>
          </table:table-cell>
        </table:table-row>
        <table:table-row>
          <table:table-cell table:style-name="표2.A2" table:number-rows-spanned="6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45">MainDriver</text:p>
          </table:table-cell>
          <table:table-cell table:style-name="표2.A2" office:value-type="string">
            <text:p text:style-name="P20"/>
            <text:p text:style-name="P13">initUI__</text:p>
          </table:table-cell>
          <table:table-cell table:style-name="표2.A2" office:value-type="string">
            <text:p text:style-name="P16"/>
          </table:table-cell>
          <table:table-cell table:style-name="표2.A2" office:value-type="string">
            <text:p text:style-name="P7"/>
          </table:table-cell>
          <table:table-cell table:style-name="표2.E2" office:value-type="string">
            <text:p text:style-name="P26"><text:span text:style-name="T7">◦</text:span>프로그램의 인터페이스를 구성하는 메서드 이다.</text:p>
          </table:table-cell>
        </table:table-row>
        <table:table-row>
          <table:covered-table-cell/>
          <table:table-cell table:style-name="표2.A2" office:value-type="string">
            <text:p text:style-name="P20"/>
            <text:p text:style-name="P20"/>
            <text:p text:style-name="P20"/>
            <text:p text:style-name="P20"><text:span text:style-name="T11">op</text:span>enbuttonClicked</text:p>
          </table:table-cell>
          <table:table-cell table:style-name="표2.A2" office:value-type="string">
            <text:p text:style-name="P16"/>
          </table:table-cell>
          <table:table-cell table:style-name="표2.A2" office:value-type="string">
            <text:p text:style-name="P7"/>
          </table:table-cell>
          <table:table-cell table:style-name="표2.E2" office:value-type="string">
            <text:p text:style-name="P27"><text:span text:style-name="T7">◦</text:span>사용자가 파일을 읽을 수 있도록 <text:span text:style-name="T12">Qfiledialog</text:span> 객체를 생성한다. </text:p>
            <text:p text:style-name="P27"><text:span text:style-name="T7">◦</text:span>파일의 이름을 얻고 파일의 내용을 출력한다</text:p>
            <text:p text:style-name="P27"/>
          </table:table-cell>
        </table:table-row>
        <table:table-row>
          <table:covered-table-cell/>
          <table:table-cell table:style-name="표2.A2" office:value-type="string">
            <text:p text:style-name="P20"/>
            <text:p text:style-name="P20"/>
            <text:p text:style-name="P20"/>
            <text:p text:style-name="P20"/>
            <text:p text:style-name="P15">clickbuttonClicked</text:p>
          </table:table-cell>
          <table:table-cell table:style-name="표2.A2" office:value-type="string">
            <text:p text:style-name="P16"/>
          </table:table-cell>
          <table:table-cell table:style-name="표2.A2" office:value-type="string">
            <text:p text:style-name="P7"/>
          </table:table-cell>
          <table:table-cell table:style-name="표2.E2" office:value-type="string">
            <text:p text:style-name="P23"><text:span text:style-name="T3">◦</text:span><text:span text:style-name="T8">파일의 라인을 읽어서 글자를 분석하고, </text:span><text:span text:style-name="T9">글자마다 적용 해야 하는 파이썬 코딩 규칙에 따라 specialcharacter 클래스의 메소드를 호출하여 라인을 수정한다.</text:span></text:p>
          </table:table-cell>
        </table:table-row>
        <table:table-row>
          <table:covered-table-cell/>
          <table:table-cell table:style-name="표2.A2" office:value-type="string">
            <text:p text:style-name="P15">saveButtonClicked</text:p>
          </table:table-cell>
          <table:table-cell table:style-name="표2.A2" office:value-type="string">
            <text:p text:style-name="P16"/>
          </table:table-cell>
          <table:table-cell table:style-name="표2.A2" office:value-type="string">
            <text:p text:style-name="P7"/>
          </table:table-cell>
          <table:table-cell table:style-name="표2.E2" office:value-type="string">
            <text:p text:style-name="P37">◦고친 파일의 내용을 출력한다.</text:p>
          </table:table-cell>
        </table:table-row>
        <table:table-row>
          <table:covered-table-cell/>
          <table:table-cell table:style-name="표2.A2" office:value-type="string">
            <text:p text:style-name="P48"/>
            <text:p text:style-name="P48"><text:span text:style-name="T16">w</text:span>ritefile</text:p>
            <text:p text:style-name="P48"/>
          </table:table-cell>
          <table:table-cell table:style-name="표2.A2" office:value-type="string">
            <text:p text:style-name="P22"/>
            <text:p text:style-name="P22">string</text:p>
          </table:table-cell>
          <table:table-cell table:style-name="표2.A2" office:value-type="string">
            <text:p text:style-name="P7"/>
          </table:table-cell>
          <table:table-cell table:style-name="표2.E2" office:value-type="string">
            <text:p text:style-name="P38">◦고친 파일을 저장한다.</text:p>
          </table:table-cell>
        </table:table-row>
        <table:table-row>
          <table:covered-table-cell/>
          <table:table-cell table:style-name="표2.A2" office:value-type="string">
            <text:p text:style-name="P48"><text:span text:style-name="T16">s</text:span>howfile</text:p>
            <text:p text:style-name="P48"/>
          </table:table-cell>
          <table:table-cell table:style-name="표2.A2" office:value-type="string">
            <text:p text:style-name="P16"/>
          </table:table-cell>
          <table:table-cell table:style-name="표2.A2" office:value-type="string">
            <text:p text:style-name="P7"/>
          </table:table-cell>
          <table:table-cell table:style-name="표2.E2" office:value-type="string">
            <text:p text:style-name="P39">◦결과 창에 고친 파일의 내용을 출력한다.</text:p>
          </table:table-cell>
        </table:table-row>
        <text:soft-page-break/>
        <table:table-row table:style-name="표2.8">
          <table:table-cell table:style-name="표2.A2" table:number-rows-spanned="8" office:value-type="string">
            <text:p text:style-name="P21"/>
            <text:p text:style-name="P21"/>
            <text:p text:style-name="P21"/>
            <text:p text:style-name="P24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42">Codechecker</text:p>
          </table:table-cell>
          <table:table-cell table:style-name="표2.A2" office:value-type="string">
            <text:p text:style-name="P29"/>
            <text:p text:style-name="P29">semiclone</text:p>
            <text:p text:style-name="P12"/>
          </table:table-cell>
          <table:table-cell table:style-name="표2.A2" office:value-type="string">
            <text:p text:style-name="P9"/>
            <text:p text:style-name="P9">line</text:p>
          </table:table-cell>
          <table:table-cell table:style-name="표2.A2" office:value-type="string">
            <text:p text:style-name="P10"/>
            <text:p text:style-name="P10">line</text:p>
          </table:table-cell>
          <table:table-cell table:style-name="표2.E2" office:value-type="string">
            <text:p text:style-name="P40">◦세미 콜론이 포함된 코드가 코딩 가이드 라인에 어긋나면 세미 콜론을 제거해주고 고쳐준다.</text:p>
          </table:table-cell>
        </table:table-row>
        <table:table-row table:style-name="표2.8">
          <table:covered-table-cell/>
          <table:table-cell table:style-name="표2.A2" office:value-type="string">
            <text:p text:style-name="P45">operator_</text:p>
            <text:p text:style-name="P45">check</text:p>
          </table:table-cell>
          <table:table-cell table:style-name="표2.A2" office:value-type="string">
            <text:p text:style-name="P9"/>
            <text:p text:style-name="P9">line</text:p>
          </table:table-cell>
          <table:table-cell table:style-name="표2.A2" office:value-type="string">
            <text:p text:style-name="P10"/>
            <text:p text:style-name="P10">string</text:p>
          </table:table-cell>
          <table:table-cell table:style-name="표2.E2" office:value-type="string">
            <text:p text:style-name="P28"><text:span text:style-name="T3">◦</text:span><text:span text:style-name="T5">연산자가 포함된 코드에서 가이드 라인에 맞지 않게 코드가 작성 돼있을경우, 맞게 고친 후 스트링을 리턴한다.</text:span></text:p>
          </table:table-cell>
        </table:table-row>
        <table:table-row table:style-name="표2.8">
          <table:covered-table-cell/>
          <table:table-cell table:style-name="표2.A2" office:value-type="string">
            <text:p text:style-name="P45">special_</text:p>
            <text:p text:style-name="P45">check</text:p>
          </table:table-cell>
          <table:table-cell table:style-name="표2.A2" office:value-type="string">
            <text:p text:style-name="P9"/>
            <text:p text:style-name="P9">line</text:p>
          </table:table-cell>
          <table:table-cell table:style-name="표2.A2" office:value-type="string">
            <text:p text:style-name="P10"/>
            <text:p text:style-name="P10">string</text:p>
          </table:table-cell>
          <table:table-cell table:style-name="표2.E2" office:value-type="string">
            <text:p text:style-name="P28"><text:span text:style-name="T3">◦</text:span><text:span text:style-name="T5"> ‘:’ , ‘,’가 포함된 코드에서 가이드 라인에 맞지 않게 코드가 작성돼있을 경우, 맞게 고친 후 스트링을 리턴한다.</text:span></text:p>
          </table:table-cell>
        </table:table-row>
        <table:table-row table:style-name="표2.8">
          <table:covered-table-cell/>
          <table:table-cell table:style-name="표2.A2" office:value-type="string">
            <text:p text:style-name="P45">bracket_</text:p>
            <text:p text:style-name="P45">check</text:p>
          </table:table-cell>
          <table:table-cell table:style-name="표2.A2" office:value-type="string">
            <text:p text:style-name="P9"/>
            <text:p text:style-name="P9">line</text:p>
          </table:table-cell>
          <table:table-cell table:style-name="표2.A2" office:value-type="string">
            <text:p text:style-name="P9"/>
            <text:p text:style-name="P9">string</text:p>
          </table:table-cell>
          <table:table-cell table:style-name="표2.E2" office:value-type="string">
            <text:p text:style-name="P40">◦리스트, 튜플, 사전이 포함된 코드에서 가이드 라인에 어긋나있을 경우, 맞게 고친 후 스트링을 리턴한다. </text:p>
          </table:table-cell>
        </table:table-row>
        <table:table-row table:style-name="표2.8">
          <table:covered-table-cell/>
          <table:table-cell table:style-name="표2.A2" office:value-type="string">
            <text:p text:style-name="P45">import_</text:p>
            <text:p text:style-name="P45">check</text:p>
          </table:table-cell>
          <table:table-cell table:style-name="표2.A2" office:value-type="string">
            <text:p text:style-name="P9"/>
            <text:p text:style-name="P9">line</text:p>
          </table:table-cell>
          <table:table-cell table:style-name="표2.A2" office:value-type="string">
            <text:p text:style-name="P9"/>
            <text:p text:style-name="P9">string</text:p>
          </table:table-cell>
          <table:table-cell table:style-name="표2.E2" office:value-type="string">
            <text:p text:style-name="P28"><text:span text:style-name="T3">◦’</text:span><text:span text:style-name="T5">from’, ‘import’, ‘as’ 가 포함된 코드에서 가이드 라인에 어긋날 경우, 맞게 고친 후 스트링을 리턴한다.</text:span></text:p>
          </table:table-cell>
        </table:table-row>
        <table:table-row table:style-name="표2.8">
          <table:covered-table-cell/>
          <table:table-cell table:style-name="표2.A2" office:value-type="string">
            <text:p text:style-name="P45">class_</text:p>
            <text:p text:style-name="P45">check</text:p>
          </table:table-cell>
          <table:table-cell table:style-name="표2.A2" office:value-type="string">
            <text:p text:style-name="P46"/>
            <text:p text:style-name="P46">line</text:p>
          </table:table-cell>
          <table:table-cell table:style-name="표2.A2" office:value-type="string">
            <text:p text:style-name="P46"/>
            <text:p text:style-name="P46">string</text:p>
          </table:table-cell>
          <table:table-cell table:style-name="표2.E2" office:value-type="string">
            <text:p text:style-name="P50"><text:span text:style-name="T3">◦‘</text:span><text:span text:style-name="T6">class’ 가 포함된 코드에서 가이드 라인에 어긋날 경우, 맞게 고친 후 스트링을 리턴한다.</text:span></text:p>
          </table:table-cell>
        </table:table-row>
        <table:table-row table:style-name="표2.8">
          <table:covered-table-cell/>
          <table:table-cell table:style-name="표2.A2" office:value-type="string">
            <text:p text:style-name="P45"/>
            <text:p text:style-name="P45">def_check</text:p>
          </table:table-cell>
          <table:table-cell table:style-name="표2.A2" office:value-type="string">
            <text:p text:style-name="P47"/>
            <text:p text:style-name="P47">line</text:p>
          </table:table-cell>
          <table:table-cell table:style-name="표2.A2" office:value-type="string">
            <text:p text:style-name="P47">string</text:p>
          </table:table-cell>
          <table:table-cell table:style-name="표2.E2" office:value-type="string">
            <text:p text:style-name="P28"/>
          </table:table-cell>
        </table:table-row>
        <table:table-row table:style-name="표2.8">
          <table:covered-table-cell/>
          <table:table-cell table:style-name="표2.A2" office:value-type="string">
            <text:p text:style-name="P45">return_</text:p>
            <text:p text:style-name="P45">check</text:p>
          </table:table-cell>
          <table:table-cell table:style-name="표2.A2" office:value-type="string">
            <text:p text:style-name="P47"/>
            <text:p text:style-name="P47">line</text:p>
          </table:table-cell>
          <table:table-cell table:style-name="표2.A2" office:value-type="string">
            <text:p text:style-name="P47">string</text:p>
          </table:table-cell>
          <table:table-cell table:style-name="표2.E2" office:value-type="string">
            <text:p text:style-name="P28"/>
          </table:table-cell>
        </table:table-row>
      </table:table>
      <text:p text:style-name="P35"/>
      <text:p text:style-name="P3">3. 소프트웨어 전체 설계</text:p>
      <text:p text:style-name="P3"><draw:custom-shape text:anchor-type="paragraph" draw:z-index="0" draw:name="모양1" draw:style-name="gr1" svg:width="6.113cm" svg:height="4.922cm" svg:x="0.522cm" svg:y="4.9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모양2" draw:style-name="gr2" draw:text-style-name="P51" svg:width="6.43cm" svg:height="4.313cm" svg:x="10.814cm" svg:y="5.265cm"><text:p/><draw:enhanced-geometry svg:viewBox="0 0 21600 21600" draw:type="rectangle" draw:enhanced-path="M 0 0 L 21600 0 21600 21600 0 21600 0 0 Z N"/></draw:custom-shape><draw:frame text:anchor-type="paragraph" draw:z-index="2" draw:name="모양3" draw:style-name="gr3" draw:text-style-name="P53" svg:width="4.552cm" svg:height="1.987cm" svg:x="1.21cm" svg:y="6.271cm"><draw:text-box><text:p/><text:p text:style-name="P52"><text:span text:style-name="T17">Maindriver</text:span></text:p></draw:text-box></draw:frame><draw:frame text:anchor-type="paragraph" draw:z-index="3" draw:name="모양4" draw:style-name="gr4" draw:text-style-name="P54" svg:width="5.636cm" svg:height="1.673cm" svg:x="11.264cm" svg:y="6.35cm"><draw:text-box><text:p><text:span text:style-name="T18"/></text:p><text:p><text:span text:style-name="T19"><text:s text:c="3"/></text:span><text:span text:style-name="T19">Codechecker</text:span></text:p></draw:text-box></draw:frame><draw:custom-shape text:anchor-type="paragraph" draw:z-index="4" draw:name="모양5" draw:style-name="gr5" svg:width="5.001cm" svg:height="2.567cm" svg:x="6.369cm" svg:y="9.8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모양6" draw:style-name="gr6" draw:text-style-name="P51" svg:width="4.525cm" svg:height="2.647cm" svg:x="6.078cm" svg:y="2.32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모양7" draw:style-name="gr7" svg:width="1.482cm" svg:height="3.096cm" svg:x="2.85cm" svg:y="1.244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8" draw:name="모양9" draw:style-name="gr9" draw:text-style-name="P53" svg:width="6.033cm" svg:height="1.509cm" svg:x="5.681cm" svg:y="0.979cm"><draw:text-box><text:p>모듈에서 가이드 라인에 맞게 수정한 코드를 리턴</text:p></draw:text-box></draw:frame><draw:frame text:anchor-type="paragraph" draw:z-index="7" draw:name="모양8" draw:style-name="gr8" draw:text-style-name="P53" svg:width="7.938cm" svg:height="2.144cm" svg:x="5.338cm" svg:y="12.674cm"><draw:text-box><text:p><text:span text:style-name="T20">사용자의 파이썬 파일의 코드를 </text:span><text:span text:style-name="T20">읽고</text:span><text:span text:style-name="T20">, </text:span><text:span text:style-name="T20">가이드 라인에 어긋나는 </text:span><text:span text:style-name="T20">부분이 있는지 코드를 보냄</text:span></text:p></draw:text-box></draw:frame><text:s text:c="6"/><text:span text:style-name="T14"><text:s text:c="5"/>사용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oto Sans CJK JP Regular1" svg:font-family="'Noto Sans CJK JP Regular'" style:font-family-generic="swiss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2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2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1:42:27.973272091</meta:creation-date>
    <dc:date>2018-12-05T17:23:04.929092602</dc:date>
    <meta:editing-duration>PT22M23S</meta:editing-duration>
    <meta:editing-cycles>4</meta:editing-cycles>
    <meta:generator>LibreOffice/6.0.6.2$Linux_X86_64 LibreOffice_project/00m0$Build-2</meta:generator>
    <meta:document-statistic meta:table-count="2" meta:image-count="0" meta:object-count="0" meta:page-count="4" meta:paragraph-count="87" meta:word-count="775" meta:character-count="1480" meta:non-whitespace-character-count="1256"/>
  </office:meta>
</office:document-meta>
</file>